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211cm"/>
    </style:style>
    <style:style style:name="gr2" style:family="graphic" style:parent-style-name="standard">
      <style:graphic-properties draw:stroke="none" svg:stroke-color="#000000" draw:fill="none" draw:fill-color="#ffffff" fo:min-height="5.625cm"/>
    </style:style>
    <style:style style:name="gr3" style:family="graphic" style:parent-style-name="standard">
      <style:graphic-properties draw:stroke="none" svg:stroke-color="#000000" draw:fill="none" draw:fill-color="#ffffff" fo:min-height="3.516cm"/>
    </style:style>
    <style:style style:name="gr4" style:family="graphic" style:parent-style-name="standard">
      <style:graphic-properties draw:stroke="none" svg:stroke-color="#000000" draw:fill="none" draw:fill-color="#ffffff" fo:min-height="5.719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5.14cm" fo:min-width="5.398cm"/>
    </style:style>
    <style:style style:name="gr6" style:family="graphic" style:parent-style-name="standard">
      <style:graphic-properties draw:fill-color="#009900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99cm" fo:min-width="0.04cm"/>
    </style:style>
    <style:style style:name="gr10" style:family="graphic" style:parent-style-name="standard">
      <style:graphic-properties draw:stroke="none" svg:stroke-color="#000000" draw:fill="none" draw:fill-color="#ffffff" fo:min-height="2.11cm"/>
    </style:style>
    <style:style style:name="gr11" style:family="graphic" style:parent-style-name="standard">
      <style:graphic-properties draw:stroke="none" svg:stroke-color="#000000" draw:fill="none" draw:fill-color="#ffffff" fo:min-height="2.042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5.229cm" fo:min-width="5.614cm"/>
    </style:style>
    <style:style style:name="gr14" style:family="graphic" style:parent-style-name="standard">
      <style:graphic-properties draw:stroke="none" svg:stroke-color="#000000" draw:fill="none" draw:fill-color="#ffffff" fo:min-height="2.163cm"/>
    </style:style>
    <style:style style:name="gr15" style:family="graphic" style:parent-style-name="standard">
      <style:graphic-properties draw:stroke="none" svg:stroke-color="#000000" draw:fill="none" draw:fill-color="#ffffff" fo:min-height="1.407cm"/>
    </style:style>
    <style:style style:name="gr16" style:family="graphic" style:parent-style-name="standard">
      <style:graphic-properties draw:stroke="none" svg:stroke-color="#000000" draw:fill="none" draw:fill-color="#ffffff" fo:min-height="1.179cm"/>
    </style:style>
    <style:style style:name="P1" style:family="paragraph">
      <style:text-properties fo:color="#009900"/>
    </style:style>
    <style:style style:name="P2" style:family="paragraph">
      <loext:graphic-properties draw:fill="none" draw:fill-color="#ffffff"/>
      <style:text-properties fo:color="#009900"/>
    </style:style>
    <style:style style:name="P3" style:family="paragraph">
      <loext:graphic-properties draw:fill="none" draw:fill-color="#ffffff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loext:graphic-properties draw:fill-color="#0099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color="#0000cc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cc" fo:font-weight="bold" style:font-weight-asian="bold" style:font-weight-complex="bold"/>
    </style:style>
    <style:style style:name="P13" style:family="paragraph">
      <style:text-properties fo:color="#cc0000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15" style:family="paragraph">
      <style:text-properties fo:color="#009900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17" style:family="paragraph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8" style:family="paragraph">
      <loext:graphic-properties draw:fill="none" draw:fill-color="#ffffff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cc0000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35cm" svg:height="5.461cm" svg:x="2.016cm" svg:y="2.143cm">
          <draw:text-box>
            <text:p text:style-name="P1"><text:span text:style-name="T1">Nutrient Supply</text:span></text:p>
            <text:p text:style-name="P1"><text:span text:style-name="T2"/></text:p>
            <text:p text:style-name="P1"><text:span text:style-name="T3">Cells Out (Cellstat)</text:span></text:p>
            <text:p text:style-name="P1"><text:span text:style-name="T4"/></text:p>
            <text:p text:style-name="P1"><text:span text:style-name="T5">Unused</text:span></text:p>
            <text:p text:style-name="P1"><text:span text:style-name="T6"/></text:p>
            <text:p text:style-name="P1"><text:span text:style-name="T7">Lagoon Out</text:span></text:p>
          </draw:text-box>
        </draw:frame>
        <draw:frame draw:style-name="gr2" draw:text-style-name="P3" draw:layer="layout" svg:width="5.842cm" svg:height="5.875cm" svg:x="13.827cm" svg:y="2.27cm">
          <draw:text-box>
            <text:p><text:span text:style-name="T1">Nutrient In</text:span></text:p>
            <text:p><text:span text:style-name="T2"/></text:p>
            <text:p><text:span text:style-name="T8">Cells In (Lagoon)</text:span></text:p>
            <text:p><text:span text:style-name="T9"/></text:p>
            <text:p><text:span text:style-name="T10">Unused</text:span></text:p>
            <text:p><text:span text:style-name="T6"/></text:p>
            <text:p><text:span text:style-name="T11">Sample / Waste</text:span></text:p>
          </draw:text-box>
        </draw:frame>
        <draw:frame draw:style-name="gr3" draw:text-style-name="P3" draw:layer="layout" svg:width="6.223cm" svg:height="5.172cm" svg:x="2.016cm" svg:y="9.798cm">
          <draw:text-box>
            <text:p><text:span text:style-name="T7">Overflow (Lagoon)</text:span></text:p>
            <text:p><text:span text:style-name="T7"/></text:p>
            <text:p><text:span text:style-name="T7">Overflow (Cellstat)</text:span></text:p>
            <text:p><text:span text:style-name="T7"/></text:p>
            <text:p><text:span text:style-name="T1">Filtered Air</text:span></text:p>
            <text:p><text:span text:style-name="T2"/></text:p>
            <text:p><text:span text:style-name="T1">Filtered Air</text:span></text:p>
          </draw:text-box>
        </draw:frame>
        <draw:frame draw:style-name="gr4" draw:text-style-name="P5" draw:layer="layout" svg:width="5.842cm" svg:height="5.969cm" svg:x="13.573cm" svg:y="9.636cm">
          <draw:text-box>
            <text:p text:style-name="P4"><text:span text:style-name="T7">To Waste</text:span></text:p>
            <text:p text:style-name="P4"><text:span text:style-name="T7"/></text:p>
            <text:p text:style-name="P4"><text:span text:style-name="T7">To Waste</text:span></text:p>
            <text:p text:style-name="P4"><text:span text:style-name="T7"/></text:p>
            <text:p text:style-name="P4"><text:span text:style-name="T1">Air In (Lagoon)</text:span></text:p>
            <text:p text:style-name="P4"><text:span text:style-name="T1"/></text:p>
            <text:p text:style-name="P4"><text:span text:style-name="T1">Air In (Cellstat)</text:span></text:p>
          </draw:text-box>
        </draw:frame>
        <draw:custom-shape draw:style-name="gr5" draw:text-style-name="P6" draw:layer="layout" svg:width="8.128cm" svg:height="7.62cm" svg:x="11.668cm" svg:y="17.38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0.635cm" svg:height="0.635cm" svg:x="15.351cm" svg:y="20.8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7" draw:layer="layout" svg:width="0.635cm" svg:height="0.635cm" svg:x="15.351cm" svg:y="23.60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5" draw:layer="layout" svg:width="2.286cm" svg:height="0.954cm" svg:x="14.589cm" svg:y="24.114cm">
          <draw:text-box>
            <text:p text:style-name="P4"><text:span text:style-name="T7">VENT</text:span></text:p>
          </draw:text-box>
        </draw:frame>
        <draw:custom-shape draw:style-name="gr8" draw:text-style-name="P8" draw:layer="layout" svg:width="0.635cm" svg:height="0.635cm" svg:x="14.208cm" svg:y="18.9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0.635cm" svg:height="0.635cm" svg:x="13.159cm" svg:y="21.04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8" draw:layer="layout" svg:width="0.762cm" svg:height="0.635cm" svg:x="16.367cm" svg:y="18.7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0.635cm" svg:height="0.635cm" svg:x="17.637cm" svg:y="20.8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10" draw:layer="layout" svg:width="3.409cm" svg:height="2.36cm" svg:x="11.668cm" svg:y="20.23cm">
          <draw:text-box>
            <text:p text:style-name="P9"><text:span text:style-name="T11">Lagoon</text:span></text:p>
            <text:p text:style-name="P9"><text:span text:style-name="T11">Out</text:span></text:p>
          </draw:text-box>
        </draw:frame>
        <draw:frame draw:style-name="gr11" draw:text-style-name="P10" draw:layer="layout" svg:width="3.429cm" svg:height="2.292cm" svg:x="12.557cm" svg:y="18.018cm">
          <draw:text-box>
            <text:p text:style-name="P9"><text:span text:style-name="T11"><text:s text:c="4"/></text:span><text:span text:style-name="T11">Over</text:span></text:p>
            <text:p text:style-name="P9"><text:span text:style-name="T11">flow</text:span></text:p>
          </draw:text-box>
        </draw:frame>
        <draw:frame draw:style-name="gr10" draw:text-style-name="P12" draw:layer="layout" svg:width="2.921cm" svg:height="2.36cm" svg:x="15.986cm" svg:y="17.944cm">
          <draw:text-box>
            <text:p text:style-name="P11"><text:span text:style-name="T8">Cells</text:span></text:p>
            <text:p text:style-name="P11"><text:span text:style-name="T8"><text:s text:c="6"/></text:span><text:span text:style-name="T8">In</text:span></text:p>
          </draw:text-box>
        </draw:frame>
        <draw:frame draw:style-name="gr10" draw:text-style-name="P10" draw:layer="layout" svg:width="4.826cm" svg:height="2.36cm" svg:x="13.446cm" svg:y="21.574cm">
          <draw:text-box draw:corner-radius="0.127cm">
            <text:p text:style-name="P9"><text:span text:style-name="T11"><text:s text:c="5"/></text:span><text:span text:style-name="T1">Air In /</text:span></text:p>
            <text:p text:style-name="P9"><text:span text:style-name="T1">Injection Port</text:span></text:p>
          </draw:text-box>
        </draw:frame>
        <draw:frame draw:style-name="gr12" draw:text-style-name="P14" draw:layer="layout" svg:width="2.889cm" svg:height="1.016cm" svg:x="17.034cm" svg:y="20.05cm">
          <draw:text-box>
            <text:p text:style-name="P13"><text:span text:style-name="T10">Inducer</text:span></text:p>
          </draw:text-box>
        </draw:frame>
        <draw:custom-shape draw:style-name="gr13" draw:text-style-name="P6" draw:layer="layout" svg:width="8.382cm" svg:height="7.747cm" svg:x="2.016cm" svg:y="17.44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0.635cm" svg:height="0.635cm" svg:x="5.953cm" svg:y="21.12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7" draw:layer="layout" svg:width="0.635cm" svg:height="0.635cm" svg:x="5.699cm" svg:y="23.79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5" draw:layer="layout" svg:width="2.286cm" svg:height="0.954cm" svg:x="4.937cm" svg:y="24.303cm">
          <draw:text-box>
            <text:p text:style-name="P4"><text:span text:style-name="T7">VENT</text:span></text:p>
          </draw:text-box>
        </draw:frame>
        <draw:frame draw:style-name="gr10" draw:text-style-name="P10" draw:layer="layout" svg:width="4.826cm" svg:height="2.36cm" svg:x="4.048cm" svg:y="21.763cm">
          <draw:text-box draw:corner-radius="0.127cm">
            <text:p text:style-name="P9"><text:span text:style-name="T11"><text:s text:c="5"/></text:span><text:span text:style-name="T1">Air In /</text:span></text:p>
            <text:p text:style-name="P9"><text:span text:style-name="T1">Injection Port</text:span></text:p>
          </draw:text-box>
        </draw:frame>
        <draw:custom-shape draw:style-name="gr8" draw:text-style-name="P8" draw:layer="layout" svg:width="0.635cm" svg:height="0.635cm" svg:x="4.683cm" svg:y="19.03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0.635cm" svg:height="0.635cm" svg:x="7.35cm" svg:y="18.9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0.635cm" svg:height="0.635cm" svg:x="8.62cm" svg:y="21.12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draw:layer="layout" svg:width="0.635cm" svg:height="0.635cm" svg:x="3.921cm" svg:y="21.25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12" draw:layer="layout" svg:width="2.921cm" svg:height="2.36cm" svg:x="3.159cm" svg:y="18.071cm">
          <draw:text-box>
            <text:p text:style-name="P11"><text:span text:style-name="T8"><text:s text:c="4"/></text:span><text:span text:style-name="T8">Cells Out</text:span></text:p>
          </draw:text-box>
        </draw:frame>
        <draw:frame draw:style-name="gr14" draw:text-style-name="P16" draw:layer="layout" svg:width="3.556cm" svg:height="2.413cm" svg:x="6.334cm" svg:y="18.018cm">
          <draw:text-box>
            <text:p text:style-name="P15"><text:span text:style-name="T1">Nutrient</text:span></text:p>
            <text:p text:style-name="P15"><text:span text:style-name="T1"><text:s text:c="9"/></text:span><text:span text:style-name="T1">In</text:span></text:p>
          </draw:text-box>
        </draw:frame>
        <draw:frame draw:style-name="gr12" draw:text-style-name="P10" draw:layer="layout" svg:width="3.429cm" svg:height="1.657cm" svg:x="2.27cm" svg:y="20.747cm">
          <draw:text-box>
            <text:p text:style-name="P9"><text:span text:style-name="T11">Over</text:span></text:p>
            <text:p text:style-name="P9"><text:span text:style-name="T11">Flow <text:s/></text:span></text:p>
          </draw:text-box>
        </draw:frame>
        <draw:frame draw:style-name="gr15" draw:text-style-name="P10" draw:layer="layout" svg:width="3.048cm" svg:height="1.657cm" svg:x="7.604cm" svg:y="20.36cm">
          <draw:text-box>
            <text:p text:style-name="P9"><text:span text:style-name="T11">unused</text:span></text:p>
          </draw:text-box>
        </draw:frame>
        <draw:frame draw:style-name="gr16" draw:text-style-name="P18" draw:layer="layout" svg:width="13.589cm" svg:height="1.429cm" svg:x="4.429cm" svg:y="25.511cm">
          <draw:text-box>
            <text:p text:style-name="P17"><text:span text:style-name="T12">CellStat <text:s text:c="30"/>Lago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27:15.804126569</meta:creation-date>
    <meta:print-date>2019-09-30T19:26:14.278981320</meta:print-date>
    <dc:date>2019-09-30T19:42:50.676645913</dc:date>
    <meta:editing-duration>PT1M26S</meta:editing-duration>
    <meta:editing-cycles>1</meta:editing-cycles>
    <meta:document-statistic meta:object-count="31"/>
    <meta:generator>LibreOffice/5.4.1.2$Linux_x86 LibreOffice_project/ea7cb86e6eeb2bf3a5af73a8f7777ac570321527</meta:generator>
  </office:meta>
</office:document-meta>
</file>